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custom_toolbar_140a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bunch of text that is on two lines.</text:p>
      <text:p text:style-name="Standard">This is the second line. that is on two lines.</text:p>
      <text:p text:style-name="Standard">This is a third line. that is on two lines.</text:p>
      <text:p text:style-name="Standard">This is the fourth li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th Alcock</meta:initial-creator>
    <meta:creation-date>2015-04-30T18:16:27.03</meta:creation-date>
    <meta:generator>OpenOffice/4.0.1$Win32 OpenOffice.org_project/401m5$Build-9714</meta:generator>
    <dc:date>2015-05-05T20:41:11.35</dc:date>
    <dc:creator>Keith Alcock</dc:creator>
    <meta:editing-duration>PT5H5M57S</meta:editing-duration>
    <meta:editing-cycles>67</meta:editing-cycles>
    <meta:document-statistic meta:table-count="0" meta:image-count="0" meta:object-count="0" meta:page-count="1" meta:paragraph-count="4" meta:word-count="36" meta:character-count="15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countSelections
	MsgBox ThisComponent.getCurrentSelection().getCount()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